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bf66e" officeooo:paragraph-rsid="033bf66e"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ddc74" officeooo:paragraph-rsid="033ddc74"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9242" officeooo:paragraph-rsid="033f9242"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3fc8c9" officeooo:paragraph-rsid="033fc8c9"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42d7f5" officeooo:paragraph-rsid="0342d7f5" style:font-size-asian="9.60000038146973pt" style:font-style-asian="normal" style:font-weight-asian="normal" style:font-size-complex="11pt" style:font-style-complex="normal" style:font-weight-complex="normal"/>
    </style:style>
    <style:style style:name="P8" style:family="paragraph" style:parent-style-name="Standard" style:list-style-name="L4">
      <style:paragraph-properties fo:text-align="justify" style:justify-single-word="false"/>
      <style:text-properties fo:color="#000000" style:font-name="Times New Roman" fo:font-size="11pt" fo:language="fr" fo:country="FR" fo:font-style="normal" style:text-underline-style="none" fo:font-weight="normal" officeooo:rsid="034898a5" officeooo:paragraph-rsid="034898a5"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3d17e" officeooo:paragraph-rsid="036282ae"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897b2" officeooo:paragraph-rsid="036897b2"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6a2726" officeooo:paragraph-rsid="036a2726"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02975" officeooo:paragraph-rsid="03702975"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1622" officeooo:paragraph-rsid="03771622"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fo:color="#000000" style:font-name="Times New Roman" fo:font-size="11pt" fo:language="fr" fo:country="FR" fo:font-style="normal" style:text-underline-style="none" fo:font-weight="normal" officeooo:rsid="0377cf4d" officeooo:paragraph-rsid="0377cf4d" style:font-size-asian="9.60000038146973pt" style:font-style-asian="normal" style:font-weight-asian="normal" style:font-size-complex="11pt" style:font-style-complex="normal" style:font-weight-complex="normal"/>
    </style:style>
    <style:style style:name="P15" style:family="paragraph" style:parent-style-name="Standard" style:list-style-name="L4">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c2e8a" officeooo:paragraph-rsid="034c2e8a" style:font-size-asian="9.60000038146973pt" style:font-style-asian="normal" style:font-weight-asian="normal" style:font-size-complex="11pt" style:font-style-complex="normal" style:font-weight-complex="normal"/>
    </style:style>
    <style:style style:name="P16" style:family="paragraph" style:parent-style-name="Standard" style:list-style-name="L4">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4e2904" officeooo:paragraph-rsid="034e2904" style:font-size-asian="9.60000038146973pt" style:font-style-asian="normal" style:font-weight-asian="normal" style:font-size-complex="11pt" style:font-style-complex="normal" style:font-weight-complex="normal"/>
    </style:style>
    <style:style style:name="P17" style:family="paragraph" style:parent-style-name="Standard" style:list-style-name="L4">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12e2f" officeooo:paragraph-rsid="03512e2f" style:font-size-asian="9.60000038146973pt" style:font-style-asian="normal" style:font-weight-asian="normal" style:font-size-complex="11pt" style:font-style-complex="normal" style:font-weight-complex="normal"/>
    </style:style>
    <style:style style:name="P18" style:family="paragraph" style:parent-style-name="Standard" style:list-style-name="L4">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393a0" officeooo:paragraph-rsid="035393a0"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6e589" officeooo:paragraph-rsid="0356e58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c6edd" officeooo:paragraph-rsid="035c6edd" style:font-size-asian="9.60000038146973pt" style:font-style-asian="normal" style:font-weight-asian="normal" style:font-size-complex="11pt" style:font-style-complex="normal" style:font-weight-complex="normal"/>
    </style:style>
    <style:style style:name="P21" style:family="paragraph" style:parent-style-name="Standard" style:list-style-name="L5">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d5dfe" officeooo:paragraph-rsid="035d5dfe"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5d5dfe" officeooo:paragraph-rsid="035d5dfe"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fo:color="#000000" style:font-name="Times New Roman" fo:font-size="11pt" fo:language="fr" fo:country="FR" fo:font-style="normal" style:text-underline-style="solid" style:text-underline-width="auto" style:text-underline-color="font-color" fo:font-weight="normal" officeooo:rsid="0363d17e" officeooo:paragraph-rsid="0363d17e"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center" style:justify-single-word="false"/>
      <style:text-properties fo:color="#000000" style:font-name="Times New Roman" fo:font-size="14pt" fo:language="fr" fo:country="FR" fo:font-style="normal" style:text-underline-style="solid" style:text-underline-width="auto" style:text-underline-color="font-color" fo:font-weight="normal" officeooo:rsid="033b07c6" officeooo:paragraph-rsid="033b07c6"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color="#000000" style:font-name="Times New Roman" fo:font-size="14pt" fo:language="fr" fo:country="FR" fo:font-style="normal" style:text-underline-style="solid" style:text-underline-width="auto" style:text-underline-color="font-color" fo:font-weight="normal" officeooo:rsid="033b07c6" officeooo:paragraph-rsid="033b07c6"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bf66e" officeooo:paragraph-rsid="033bf66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3ddc74" officeooo:paragraph-rsid="033ddc74"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fo:break-before="page"/>
      <style:text-properties fo:color="#000000" style:font-name="Times New Roman" fo:font-size="13pt" fo:language="fr" fo:country="FR" fo:font-style="normal" style:text-underline-style="solid" style:text-underline-width="auto" style:text-underline-color="font-color" fo:font-weight="normal" officeooo:rsid="036862a9" officeooo:paragraph-rsid="036862a9" style:font-size-asian="11.3500003814697pt" style:font-style-asian="normal" style:font-weight-asian="normal" style:font-size-complex="13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34d5a4a"/>
    </style:style>
    <style:style style:name="T4" style:family="text">
      <style:text-properties style:text-underline-style="none" officeooo:rsid="034e67ea"/>
    </style:style>
    <style:style style:name="T5" style:family="text">
      <style:text-properties style:text-underline-style="none" officeooo:rsid="034fa91d"/>
    </style:style>
    <style:style style:name="T6" style:family="text">
      <style:text-properties style:text-underline-style="none" officeooo:rsid="03502e80"/>
    </style:style>
    <style:style style:name="T7" style:family="text">
      <style:text-properties style:text-underline-style="none" officeooo:rsid="0352ef27"/>
    </style:style>
    <style:style style:name="T8" style:family="text">
      <style:text-properties style:text-underline-style="none" officeooo:rsid="035470f9"/>
    </style:style>
    <style:style style:name="T9" style:family="text">
      <style:text-properties style:text-underline-style="none" officeooo:rsid="03552a4e"/>
    </style:style>
    <style:style style:name="T10" style:family="text">
      <style:text-properties style:text-underline-style="none" officeooo:rsid="0357f054"/>
    </style:style>
    <style:style style:name="T11" style:family="text">
      <style:text-properties style:text-underline-style="none" officeooo:rsid="03580e10"/>
    </style:style>
    <style:style style:name="T12" style:family="text">
      <style:text-properties style:text-underline-style="none" officeooo:rsid="0358fae9"/>
    </style:style>
    <style:style style:name="T13" style:family="text">
      <style:text-properties style:text-underline-style="none" officeooo:rsid="035a76d4"/>
    </style:style>
    <style:style style:name="T14" style:family="text">
      <style:text-properties style:text-underline-style="none" officeooo:rsid="035ba1be"/>
    </style:style>
    <style:style style:name="T15" style:family="text">
      <style:text-properties style:text-underline-style="none" officeooo:rsid="035c6cde"/>
    </style:style>
    <style:style style:name="T16" style:family="text">
      <style:text-properties style:text-underline-style="none" officeooo:rsid="035d5dfe"/>
    </style:style>
    <style:style style:name="T17" style:family="text">
      <style:text-properties style:text-underline-style="none" officeooo:rsid="035f2df0"/>
    </style:style>
    <style:style style:name="T18" style:family="text">
      <style:text-properties style:text-underline-style="none" officeooo:rsid="03655057"/>
    </style:style>
    <style:style style:name="T19" style:family="text">
      <style:text-properties officeooo:rsid="0339d67e"/>
    </style:style>
    <style:style style:name="T20" style:family="text">
      <style:text-properties officeooo:rsid="033ddc74"/>
    </style:style>
    <style:style style:name="T21" style:family="text">
      <style:text-properties officeooo:rsid="033fce1b"/>
    </style:style>
    <style:style style:name="T22" style:family="text">
      <style:text-properties officeooo:rsid="034494a6"/>
    </style:style>
    <style:style style:name="T23" style:family="text">
      <style:text-properties officeooo:rsid="034a0c18"/>
    </style:style>
    <style:style style:name="T24" style:family="text">
      <style:text-properties officeooo:rsid="036b0923"/>
    </style:style>
    <style:style style:name="T25" style:family="text">
      <style:text-properties officeooo:rsid="0371e0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Géopolitique de l’Asie du Sud</text:p>
      <text:p text:style-name="P24"><text:span text:style-name="T2"/></text:p>
      <text:p text:style-name="P25"><text:span text:style-name="T2"/></text:p>
      <text:p text:style-name="P26">Introduction générale :</text:p>
      <text:p text:style-name="P26"/>
      <text:p text:style-name="P3">L’Asie est le premier continent de la planète, s’étendant de la Turquie au Japon, et comptant plus de 60 % de la démographie mondiale, elle est aussi la première région du point de vue économique.</text:p>
      <text:p text:style-name="P3">Historiquement les territoires les plus démographiquement important sont souvent les plus puissants, et si la parenthèse coloniale européenne a renverser ces rapports de force, ce n’est que temporaire, et au sein même de l’Europe les pays les plus importants démographiquement restent les plus importants. Depuis la fin du XXème siècle un rééquilibrage technologique a lieu, marquant le retour la démographie et sa puissance inhérente. De fait le XXIème siècle sera Asiatique. <text:span text:style-name="T20">Mais quels sont les risques, les défis et les opportunités au niveau global et régional pour les pays Asiatique ?</text:span></text:p>
      <text:p text:style-name="P3"/>
      <text:p text:style-name="P4">L’Asie reste un continent qui est marqué par sa pluralité, et si la Chine souhaite rassembler sous sa coupe il reste une concurrence entre les différents centres asiatiques : la Chine, l’Inde, le Japon et les pays d’Asie du Sud-Est.<text:line-break/></text:p>
      <text:p text:style-name="P4"/>
      <text:p text:style-name="P27">I. Le réveil de l’Asie</text:p>
      <text:p text:style-name="P27"/>
      <text:p text:style-name="P5">Suite à la Révolution Industrielle européenne, l’Asie décroche technologiquement et subie une colonisation, sauf pour le Japon qui aura ses ports ouverts par les américains. Le Japon laissera tomber son modèle traditionnel pour adopter le modèle industriel occidental. C’est le début du Japon impérial et de ses colonies jusqu’à la défaite de 1945. Mais le Japon reste une exception dans le monde asiatique. </text:p>
      <text:p text:style-name="P5"/>
      <text:p text:style-name="P6">Après la deuxième guerre mondiale, l’idée de colonies devenant moralement inacceptable, les pays occidentaux abandonnent leurs colonies. La guerre du Vietnam marque un renouveau de l’économie pour les pays de la zone, en particulier le Japon, qui dispose d’un renouveau économique lui permettant d’atteindre puis de dépasser son niveau économique d’avant guerre. <text:span text:style-name="T21">Le Japon en tant qu’arrière base américaine bénéficie en effet de tous les avantages d’une économie de guerre sans les inconvénients. L’élan économique est tel que le Japon délocalise ses emplois industriels les moins qualifiés vers la Corée du Sud et l’Asie du Sud-Est, engendrant les futurs Dragons (Hong-Kong, <text:s/>Singapour, Corée du Sud et Taïwan) et plus tard Tigres d’Asie (Vietnam, Thaïlande, Indonésie, Malaisie, Philippines). Cette puissance économique coïncide d’ailleurs avec la puissance démographique de chacun de ces pays.</text:span></text:p>
      <text:p text:style-name="P6"/>
      <text:p text:style-name="P7">Ces pays suivent en particulier le modèle de développement américain, plus puissant économiquement que le modèle américain. <text:span text:style-name="T22">Néanmoins ils tentent de se démarquer culturellement du modèle américain, avec notamment l’exemple Singapourien du Président Lee Kuan Yew. Cette alternative au modèle libéral occidental se marque principalement par sa divergence au niveau des Droits de l’Homme universaliste occidentaux. Ce modèle asiatique diffère largement par sa hiérarchie des valeurs teintée de confucianisme :</text:span></text:p>
      <text:p text:style-name="P7"/>
      <text:list xml:id="list1322516171" text:style-name="L4">
        <text:list-item>
          <text:p text:style-name="P8"><text:span text:style-name="T1">La société prend le pas sur l’individu</text:span>, <text:span text:style-name="T23">et par là, la question démocratique même est remise en cause, la société (comprendre nation) représente elle effectivement l’individu et donc la démocratie ? La démocratie étant la loi du plus nombreux, que faire des minorités, qui risquent d’avoir un ressentiment vis à vis du système, amenant deux solutions, l’exil ou la revendication afin de faire entendre sa voix.<text:line-break/>La pensée nationalisme étant une essentialisation du peuple dans une unité totale, les minorités sont oubliées. Le droit individuel s’efface donc devant le droit de LA communauté et de la nation, le droit </text:span><text:soft-page-break/><text:span text:style-name="T23">individuel lui subsiste néanmoins tant qu’il ne s’oppose pas au droit et à l’intérêt national.<text:line-break/></text:span></text:p>
        </text:list-item>
        <text:list-item>
          <text:p text:style-name="P15">La famille comme unité de base de la société<text:span text:style-name="T2">, avec ses traditions qui </text:span><text:span text:style-name="T3">ont pour but de créer une stabilité. La société patriarcale qui organise le pouvoir public pour les hommes et le pouvoir privé pour les femmes. C’est une remise en cause totale du modèle libéral occidental et de ses valeurs. Ce principe pose aussi comme question le traitement des homosexuels ou des divorcés par exemples, rejetés par la société. <text:line-break/></text:span></text:p>
        </text:list-item>
        <text:list-item>
          <text:p text:style-name="P16">La considération pour l’individu et le soutien par la communauté<text:span text:style-name="T2">, </text:span><text:span text:style-name="T4">ce principe prends pour unité de base l’honneur. </text:span><text:span text:style-name="T5">« L’honneur c’est comme une allumette, ça ne s’utilise qu’une fois » écrivait Marcel Pagnol, cette considération de l’honneur est totalement différente de celle portée par l’Asiatisme. </text:span><text:span text:style-name="T6">La société dans son ensemble dispose d’honneur, et la perception d’un individu par l’ensemble de la société dépend de son honneur, de fait l’action d’un individu rejaillit sur sa famille et son pays entier. L’honneur se transmet de génération en génération, et la perte d’honneur peut créer une véritable mort sociale menant au suicide ou à l’exil. Cet importance de l’honneur entraîne une attention particulière à son comportement rejaillissant sur l’ensemble de la famille, de la société et de la nation à l’international.<text:line-break/></text:span></text:p>
        </text:list-item>
        <text:list-item>
          <text:p text:style-name="P17">Le consensus fonctionne mieux que les querelles<text:span text:style-name="T2">, </text:span><text:span text:style-name="T7">l’harmonie est clef, ainsi il est préférable de tomber en accord afin d’éviter une séparation ou une dispute dans la société.</text:span></text:p>
          <text:p text:style-name="P17"><text:span text:style-name="T7"/></text:p>
        </text:list-item>
        <text:list-item>
          <text:p text:style-name="P18">L’harmonie sociale ET religieuse<text:span text:style-name="T2">, </text:span><text:span text:style-name="T8">cela entraîne un grand respect pour les cadres religieux et cadre conservateur fort avec pour obligation de suivre </text:span><text:span text:style-name="T9">les règles. </text:span></text:p>
          <text:p text:style-name="P18"><text:span text:style-name="T9"/></text:p>
        </text:list-item>
      </text:list>
      <text:p text:style-name="P19"><text:span text:style-name="T9">D</text:span><text:span text:style-name="T2">e manière générale on préfère une droit pour le plus grand nombre qu’on droit individuel, d’autant plus quand il est d’origine occidentale.</text:span></text:p>
      <text:p text:style-name="P19"><text:span text:style-name="T2"/></text:p>
      <text:p text:style-name="P19"><text:span text:style-name="T2">Ce modèle à deux avantages, l’idée d’une appartenance commune à tout le monde asiatique, </text:span><text:span text:style-name="T10">similaire au mouvement de </text:span><text:span text:style-name="T11">p</text:span><text:span text:style-name="T10">anafricanisme ou panarabisme </text:span><text:span text:style-name="T12">s’appliquant sur des valeurs communes, et une possibilité de </text:span><text:span text:style-name="T13">solidarité entre nations asiatique nécessaire au petit État de Singapour. </text:span><text:span text:style-name="T14">Mais ce modèle permet surtout aux dirigeants de Singapour d’affirmer leurs légitimités en rejetant le modèle occidental, </text:span><text:span text:style-name="T15">permettant aux régimes asiatiques d’avoir des armes philosophiques contre les modèles occidentaux.</text:span></text:p>
      <text:p text:style-name="P19"><text:span text:style-name="T15"/></text:p>
      <text:p text:style-name="P20"><text:span text:style-name="T15">N</text:span><text:span text:style-name="T2">éanmoins, ce modèle est-il une réponse convaincante ? Il essuie un certain nombre de critique</text:span><text:span text:style-name="T16">s :</text:span></text:p>
      <text:list xml:id="list203705034" text:style-name="L5">
        <text:list-item>
          <text:p text:style-name="P21"><text:span text:style-name="T2">Repli sur soit face à un « Péril blanc », un isolationnisme rappelant le Japon d’avant révolution industrielle, le monde bouge malgré soit et cette volonté d’isolationnisme peut être brisé de l’extérieur.<text:line-break/></text:span></text:p>
        </text:list-item>
        <text:list-item>
          <text:p text:style-name="P21"><text:span text:style-name="T2">Ces valeurs ne sont pas sans rappeler les valeurs de la Grande-Bretagne Victorienne plus que le Confucianisme. </text:span><text:span text:style-name="T17">De plus le confucianisme n’est pas forcément une facteur de développement, et est aussi une porte ouverte sur l’éducation, la défense des droits ramenant aux droits de l’Homme actuels bien qu’écrits dans un vocabulaire occidental et même à la démocratie.</text:span></text:p>
          <text:p text:style-name="P21"><text:span text:style-name="T17"/></text:p>
        </text:list-item>
      </text:list>
      <text:p text:style-name="P23"><text:span text:style-name="T17">D</text:span><text:span text:style-name="T2">e plus une autre question se pose pour se modèle de l’asiatisme, comment le justifier pour les pays de culture non chinoise ? L’Inde ou l’Afghanistan n’ont aucun rapport avec Confucius, de même pour des pays d’Asie du Sud-Est comme l’Indonésie ou la Malaisie. </text:span><text:span text:style-name="T18">Le problème des pays d’Asie avec les Droits de l’Homme réside principalement dans le fait que ces droits soient exprimés dans un discours occidental.</text:span></text:p>
      <text:p text:style-name="P29">II. Construction des nations asiatiques</text:p>
      <text:p text:style-name="P28"/>
      <text:p text:style-name="P10">Qu’est-ce qu’une nation, comment la construire, quelles valeurs fondamentales choisir ? Les pays d’Asie sont souvent confrontés à la difficulté de choix des éléments pour définir les nations, et à l’exception du Japon et des deux Corées aucun pays asiatique n’a de logique ethnique particulière. De là viens donc un questionnement, pourquoi être ensemble ? </text:p>
      <text:p text:style-name="P10"/>
      <text:p text:style-name="P11">Sans sang en commun, il y a besoin d’un cadre plus large que la famille. Que faire des pays sortant de colonisation et de la seconde guerre mondiale ? <text:span text:style-name="T24">Les frontières sont souvent imposés de l’extérieure par les anciens colons américains et européens, comme l’Inde à partir de 1947. L’ensemble Inde/Pakistan n’avait auparavant jamais existé. La colonisation a aussi en quelque sorte sauvé certains pays comme le Laos ou le Cambodge qui sans cela aurait été absorber par leurs plus grands voisins, Vietnam et Thaïlande. <text:line-break/></text:span></text:p>
      <text:p text:style-name="P12">De même en Indonésie avant l’arrivée des colons Néerlandais, le territoire suivait une logique d’archipel avec une rivalité permanentes entre les différents îles. La décision de conserver le pays après son indépendance comme un ensemble d’île garantie l’unité de ce territoire <text:span text:style-name="T25">et donc une stabilité régionale, permettant une développement plus rapide dans son ensemble. On aurait pu fragmenter au maximum les territoires en Inde ou en Indonésie mais avec quelle garantie de sécurité pour les territoires les plus faibles ? On créer un espace certes moins confortable mais plus stable, de plus les dirigeants de ces nouveaux États ont intérêt à garder une unité pour conserver leurs pouvoirs. </text:span></text:p>
      <text:p text:style-name="P12"/>
      <text:p text:style-name="P13">Mais comment créer une idée de communauté ? Par une culture commune, via l’histoire, la religion, des rites et traditions communs, mais aussi et surtout dans un premier temps par un ennemi commun à savoir le colonisateur. Mais après les premiers développement cet ennemi extérieur sera abandonné par les pays asiatiques pour l’ennemi intérieur, minorité religieuse ou minorité communautaire quelconque. </text:p>
      <text:p text:style-name="P13"/>
      <text:p text:style-name="P14">La religion reste néanmoins la voie la plus rapide pour rassembler voire créer des valeurs communes. Souvent derrière une religion il y a un État et derrière un État une religion, les deux se complétant et créant un échange de <text:s/>légitimé. </text:p>
      <text:p text:style-name="P22"><text:span text:style-name="T17"/></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39d67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Zone Géographique : Asie du Sud</text:span></text:p>
      </style:header>
      <style:footer>
        <text:p text:style-name="MP2"><text:date style:data-style-name="N37" text:date-value="2019-02-07T17:58:16.812011115" text:fixed="true">07/02/19</text:date><text:tab/><text:tab/><text:page-number text:select-page="current">3</text:page-number>/<text:page-count>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05T14:42:05.883251962</dc:date>
    <meta:editing-duration>PT21H21M32S</meta:editing-duration>
    <meta:editing-cycles>869</meta:editing-cycles>
    <meta:document-statistic meta:table-count="0" meta:image-count="0" meta:object-count="0" meta:page-count="3" meta:paragraph-count="28" meta:word-count="1443" meta:character-count="9229" meta:non-whitespace-character-count="7803"/>
  </office:meta>
</office:document-meta>
</file>